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svg:font-family="Roboto,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2a6099"/>
    </style:style>
    <style:style style:name="P2" style:family="paragraph" style:parent-style-name="Standard">
      <style:text-properties fo:color="#ff4000"/>
    </style:style>
    <style:style style:name="P3" style:family="paragraph" style:parent-style-name="Standard">
      <style:text-properties fo:color="#00a933" officeooo:rsid="0009c620" officeooo:paragraph-rsid="0009c620"/>
    </style:style>
    <style:style style:name="P4" style:family="paragraph" style:parent-style-name="Standard">
      <style:text-properties officeooo:paragraph-rsid="0009c620"/>
    </style:style>
    <style:style style:name="P5" style:family="paragraph" style:parent-style-name="Standard">
      <style:text-properties fo:color="#3465a4"/>
    </style:style>
    <style:style style:name="P6" style:family="paragraph" style:parent-style-name="Standard">
      <style:paragraph-properties fo:break-before="page"/>
      <style:text-properties fo:color="#3465a4"/>
    </style:style>
    <style:style style:name="T1" style:family="text">
      <style:text-properties fo:color="#00a933" officeooo:rsid="0009c620"/>
    </style:style>
    <style:style style:name="T2" style:family="text">
      <style:text-properties fo:color="#ff4000"/>
    </style:style>
    <text:list-style style:name="L1">
      <text:list-level-style-bullet text:level="1" text:style-name="Bullet_20_Symbols" style:num-suffix="." text:bullet-char="•">
        <style:list-level-properties text:space-before="-0.234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oftwarová sklizeň (16. 11. 2022): zátěžové testování webových aplikací</text:p>
      <text:p text:style-name="Standard">Dnes si představíme nástroj pro vizualizaci a ladění chování robotů, necháme si zobrazit informace o lokálním Git repozitáři, budeme ladit komunikaci přes sériový port a nakonec si představíme nástroj pro zátěžové testování.</text:p>
      <text:p text:style-name="Standard"/>
      <text:p text:style-name="P2">Foxglove Studio</text:p>
      <text:p text:style-name="Standard">Foxglove Studio je vizualizační a ladící nástroj pro robotiku. Pomocí interaktivních vizualizací ve 3D scéně umožňuje analyzovat živá spojení a přednahraná data. Dokáže zobrazit obrázky z několika kamer, zobrazit hodnoty zpráv a řídit roboty odesíláním zpráv zpět do live stacku. Nabízí možnost streamování zaznamenaných dat přímo do Foxglove Studio a získání informací o chování robotů.</text:p>
      <text:p text:style-name="P3">Zdroj:</text:p>
      <text:p text:style-name="Standard">github.com/foxglove/studio, 1.31.1</text:p>
      <text:p text:style-name="Standard"/>
      <text:p text:style-name="P2">Onefetch</text:p>
      <text:p text:style-name="Standard">Onefetch je offline nástroj v terminálu, který zobrazuje informace o projektu a statistiky zdrojového kódu pro lokální Git repozitář. Dokáže identifikovat hlavní větev, verzi, jazyky zdrojového kódu, počet závislostí, jednotlivé autory, počet commitů, počet řádků kódu, velikost souborů a licenci.</text:p>
      <text:p text:style-name="P4"><text:span text:style-name="T1">Zdroj:</text:span></text:p>
      <text:p text:style-name="Standard">github.com/o2sh/onefetch, 2.13.2</text:p>
      <text:p text:style-name="Standard"/>
      <text:p text:style-name="P2">SerialTest</text:p>
      <text:p text:style-name="Standard">SerialTest je ladící nástroj pro sériový port, Bluetooth SPP, Bluetooth LE, TCP (server/klient) a UDP. Slouží jako datový transceiver. Pomocí plotru umožňuje vykreslovat živá data. Program lze spustit na Linuxu, Windows i Androidu.</text:p>
      <text:p text:style-name="P3">Zdroj:</text:p>
      <text:p text:style-name="Standard">github.com/wh201906/SerialTest, 0.2.2</text:p>
      <text:p text:style-name="Standard"/>
      <text:p text:style-name="P2">Cassowary</text:p>
      <text:p text:style-name="Standard">Cassowary je nástroj pro účely zátěžového testování. Podporuje předávání libovolné HTTP hlavičky. Umožňuje konfiguraci HTTP klienta. Pro volání služeb lze použít metody GET, POST, PUT a PATCH. Data v těle požadavku (vyjma GET) lze definovat prostřednictvím souboru. Po dokončení testu zobrazí přehled, ve kterém je uveden celkový počet požadavků, počet neúspěšných požadavků a počet požadavků za jednotku času.</text:p>
      <text:p text:style-name="P3">Zdroj:</text:p>
      <text:p text:style-name="Standard">github.com/rogerwelin/cassowary, 0.16.0</text:p>
      <text:p text:style-name="Standard"/>
      <text:p text:style-name="P2">Blbinka</text:p>
      <text:p text:style-name="Standard">Nová funkce v aplikaci WhatsApp neslouží osamělým lidem, ale můžete si s její pomocí vyzkoušet emojis nanečisto nebo uložit informace, ke kterým se snadno dostanete na ostatních zařízeních.</text:p>
      <text:p text:style-name="Standard"/>
      <text:p text:style-name="Standard"/>
      <text:p text:style-name="P6">Nejslabším článkem je nepoučený či nezodpovědný uživatel, tvrdí bezpečáci</text:p>
      <text:p text:style-name="Standard"/>
      <text:p text:style-name="Standard">Na sedmém ročníku konference Open-source řešení v sítích v Karviné se hovořilo především o kybernetické bezpečnosti. Ukazuje se, že nejslabším článkem jsou uživatelé. Dokáží obejít jakékoliv technické opatření.</text:p>
      <text:p text:style-name="Standard"/>
      <text:p text:style-name="Standard">Letos v Karviné proběhl již sedmý ročník konference Open-source řešení v sítích. Před dvěma lety akce proběhla kvůli Covidu pouze online, ale kromě této výjimky se setkání koná každé dva roky. Akce je určena zejména pro ty, kteří se více kamarádi s IT technologiemi. Vždycky se program snažíme naskládat tak, aby v něm byly prezentovány příklady dobré praxe a probíhala vzájemná diskuse, řekl na úvod Petr Suchánek ze SU OPF v Karviné.</text:p>
      <text:p text:style-name="Standard"/>
      <text:p text:style-name="P2">Filip Řezáč: Minikrabičky s OWRT</text:p>
      <text:p text:style-name="Standard">V roce 2010 přišel z organizace CESNET impuls pro využití OpenWrt (OWRT) k vývoji vlastních aplikací běžících na malých levných krabičkách. OWRT je linuxová distribuce, která původně vznikla pro malé domácí routery, ale postupně se její možnosti výrazně rozšířily.</text:p>
      <text:p text:style-name="Standard"/>
      <text:p text:style-name="Standard">Původní nápad byl nahradit drahé telefonní řešení levnými a stejně spolehlivými krabičkami s OWRT. Projekt BEESIP se podařilo úspěšně rozjet, navázaly další projekty jako UCIProv, penetrační nástroje Pentests, agentní systém pro měření kvality hovorů Callmon a další. Otestovali jsme mnoho hardware, čipsetů a architektur a nakonec se nám osvědčily krabičky od f. GL iNet. Jde o čínskou společnost, která má celé portfolio zařízení, u některých modelů podporují PoE a mají nativní podporu OWRT.</text:p>
      <text:p text:style-name="Standard"/>
      <text:p text:style-name="Standard">Jedním z dalších projektů byla podpora pro stávající projekt Eduroam, který umožňuje autentizovat uživatele v mezinárodní federativní síti. Můžete vzít vlastní zařízení a odcestovat s ním do zahraničí a pomocí místního zařízení se autentizovat. Nejdál jsem eduroam našel v Chicagu na nádraží.</text:p>
      <text:p text:style-name="Standard"/>
      <text:p text:style-name="Standard">Projekt Eduroom implementuje podobné řešení právě do levných krabiček pomocí OWRT. Vybrali jsme si krabičku s názvem Brume, která je schopná utáhnout plnohodnotný server. Na ní nám běží FreeRadius, LDAP a RadSec. Server se pak umí na připojovaného uživatele dotázat do místní databáze nebo jiného serveru. Požadavek může cestovat sítí, až dorazí k databázi, kde se může ověřit.</text:p>
      <text:p text:style-name="Standard"/>
      <text:p text:style-name="Standard">Komunikace mezi jednotlivými prvky je zabezpečená pomocí TLS, využívá se řešení RadSec. Kromě serveru je možné síť rozšiřovat pomocí jednotlivých AP, která se konfigurují automaticky. Provisioning probíhá pomocí standardu TR-069 s využitím ACS serveru a protokolu CWMP. Tímto protokolem se baví server s jednotlivými AP a konfigurace se tak posílá z centrálního bodu. Jako AP může sloužit další krabička s OWRT s označením GL-AR750 a kódovým názvem Creta, která umí i PoE a stojí 49 dolarů.</text:p>
      <text:p text:style-name="Standard"/>
      <text:p text:style-name="Standard"/>
      <text:p text:style-name="Standard">Autor: Petr Krčmář, Root.cz</text:p>
      <text:p text:style-name="Standard">Jako server slouží zmíněné zařízení GL-MV1000 Brume, které má tři gigabitové ethernety, dvoujádrový procesor Marvell Armada 88F3720 na 1 GHz, 1 GB paměti a 8GB úložiště EMMC. Výhodou je, že je uvnitř už nainstalované OpenWrt. Je možné tam dát vlastní nebo jej můžeme přehrát pomocí Ubuntu 20.04.5 LTS pro architekturu ARM. Cena tohoto zařízení je 109 dolarů, připravuje se druhá vylepšená verze se čtyřjádrovým procesorem, ale jen dvěma ethernetovými porty.</text:p>
      <text:p text:style-name="Standard"/>
      <text:p text:style-name="Standard">Provisioning pak probíhá pomocí CWMP, přičemž klienti se o ACS serveru dozvědí pomocí TXT záznamu v DNS. Pomocí Eduroomu je tak možné jednak snadno rozšiřovat současný eduroam, ale <text:soft-page-break/>také postavit vlastní nezávislou infrastrukturu se svou databází uživatelů. Všechny scénáře máme připravené jako dockerové kontejnery, které si můžete do krabičky stáhnout a s webovým rozhraním všechno snadno rozjet.</text:p>
      <text:p text:style-name="Standard"/>
      <text:p text:style-name="P2">Patrik Burdiak: Kvantová distribuce klíčů</text:p>
      <text:p text:style-name="Standard">Dokáže kvantová kryptografie zabránit běžným ransomwarovým útokům? Odpověď je ne, ale nabízí nám ochranu před budoucími útoky. Při běžné komunikaci pomocí protokolu TLS nejprve proběhne autentizace a poté musíme přenést symetrický klíč pro budoucí komunikaci například pomocí AES. Nešifrujeme přímo asymetrickou šifrou, protože je to pomalé.</text:p>
      <text:p text:style-name="Standard"/>
      <text:p text:style-name="Standard">Největší problém může nastat právě při výměně klíčů. Na tento krok se zaměří útočníci využívající kvantové počítače. Při této fázi se využívá toho, že faktorizace velkých čísel je se současnými počítači velmi náročná, ale Shorův algoritmus ji dokáže zvládnout v rozumném čase. V současné době zatím není asymetrická kryptografie ohrožená. V budoucnu může být ale dešifrovaná starší komunikace, která byla v minulosti zaznamenána.</text:p>
      <text:p text:style-name="Standard"/>
      <text:p text:style-name="Standard">Stále se hovoří o tom, zda je potřeba už teď tento problém řešit. Když si uvědomíme, jak rychle nastoupily mobilní telefony, může se stát, že za dvacet let tu budeme mít skutečné kvantové počítače. Velké firmy jako Google, IBM a Microsoft investují do vývoje obrovské peníze.</text:p>
      <text:p text:style-name="Standard"/>
      <text:p text:style-name="Standard">Kvantová distribuce klíčů slouží k tomu, abychom vyřešili původní problém přenosu symetrického klíče. Snažíme se přenést data přes zabezpečený kvantový kanál. Výsledek je pak používaný běžnými aplikacemi, které se přes REST API dotazují na současný platný klíč.</text:p>
      <text:p text:style-name="Standard"/>
      <text:p text:style-name="Standard">Jeden z algoritmů BB84 pracuje s polarizací přenášených fotonů. Obě protistrany se na začátku dohodnou, jaká polarizace bude odpovídat skutečnému bitu. První krok komunikace běží po kvantovém kanále, ostatní pak proběhnou přes běžný veřejný kanál. Tento proces využívá principy kvantové mechaniky, které zajišťují odolnosti proti útoku typu MitM.</text:p>
      <text:p text:style-name="Standard"/>
      <text:p text:style-name="Standard">QKDNetSm je rozšiřující modul pro simulátor NS-3, který umí simulovat kvantovou síť. Je možné simulovat QKD sítě či samotnou QKD linku. Vyzkoušet ho je možné ve webové verzi, kde je možné vytvářet různé linky a spravovat management klíčů.</text:p>
      <text:p text:style-name="Standard"/>
      <text:p text:style-name="Standard">Všechny tyto algoritmy vycházejí ze současných matematických modelů, které předpokládají jejich bezpečnost. V současnosti také není znám způsob, jak napadnout komunikaci zabezpečenou symetrickou kryptografií. Dnes vám tady říkám, že jsou bezpečné, ale za pět let se třeba ukáže, že jsou prolomitelné pomocí nějakého nového kvantového algoritmu.</text:p>
      <text:p text:style-name="Standard"/>
      <text:p text:style-name="P2">Bob Mann: problém prvních 100 dnů</text:p>
      <text:p text:style-name="Standard">Mezi správci IT a bezpečnostními odborníky je vždy souboj. Síťaři by například chtěli postavit největší síť na světě, ale přijdou bezpečáci s pravidly na filtraci provozu. Prací bezpečnostních analytiků je zajistit, aby firma fungovala co nejbezpečnější.</text:p>
      <text:p text:style-name="Standard"/>
      <text:p text:style-name="Standard">CISO (Chef Infirmation Security Officer) musí mít mnoho schopností: musí být manažer, vést lidi a také umět vyjednávat s různými organizačními složkami. Je to komplex různých dovedností. Navíc si tou prací neuděláte příliš mnoho přátel, i když většinou nechcete nikoho naštvat.</text:p>
      <text:p text:style-name="Standard"/>
      <text:p text:style-name="Standard">Základem je chápat hrozby, ale nestačí nám jen vědět, co nám hrozí. Důležité jsou také důsledky jednotlivých bezpečnostních hrozeb. Když nám někdo shodí webový server, musíme vědět, jaké to bude mít dopady, jak to zasáhne naše zákazníky a kolik bude stát to napravit. Je potřeba například počítat také s četností takové hrozby.</text:p>
      <text:p text:style-name="Standard"/>
      <text:p text:style-name="Standard"><text:soft-page-break/>Bezpečnost není nic výjimečného a nestandardního, jde jen o další disciplínu, která vám má pomoci s provozem vašeho byznysu. Stejně jako provozujete autentizační řešení, monitoring, školení uživatelů, měla by být součástí skládačky i bezpečnost. Velkým problémem jsou samotní uživatelé, kteří se vás snaží obejít, zařídit si věci po svém a nerespektovat pravidla. Je s nimi těžká práce.</text:p>
      <text:p text:style-name="Standard"/>
      <text:p text:style-name="Standard">Když se CISO ujme svojí nové role ve firmě, nejprve musí vyřešit několik nejdůležitějších věcí. V prvních pomyslných sto dnech musí zjistit, jaká má od něj firma očekávání, zda má všechny důležité informace a zda má k dispozici všechny potřebné nástroje. Musí si také udělat celkový obrázek, poznat organizační strukturu, seznámit se s dodavateli a pochopit předchozí selhání. Stejně důležité je ale udělat si ve firmě přátele. To znamená hodně setkávání, spoustu kávy a dortíků.</text:p>
      <text:p text:style-name="Standard"/>
      <text:p text:style-name="Standard">Je také důležité pochopit, že všechny věci jsou propojené: lidé, technologie a proces. Když nedáte lidem dost peněz, nebudou mít jak dělat svou práci. Když nebudou rozumět IT prostředí, jak ho budou moci obsluhovat? Je potřeba se proto dívat na věci komplexně.</text:p>
      <text:p text:style-name="Standard"/>
      <text:p text:style-name="Standard">Následujícím krokem je posouzení situace, kdy je potřeba analyzovat současný stav a zvážit problémy, objevit potenciální vnější zdroje problémů a předchozí neřešení nebo ignorované problémy. Často se zapomíná také na rozpočet, což je problém celého IT. Potřebuju peníze, abych mohl dělat svou práci. Je velmi těžké získat peníze a obvykle to trvá velmi dlouho. Útočníci ale nečekají a jdou po vás.</text:p>
      <text:p text:style-name="Standard"/>
      <text:p text:style-name="Standard">Naprosto zásadní je, aby firma práci bezpečnostního odborníka podporovala. Je třeba se také shodnout na bezpečnostních kritériích a modelech, která budou ve firmě používána. Důležitá je podpora IT oddělení, které musí na celé věci spolupracovat. Nesmíte se nikdy nechat utopit v detailech, naopak musíte pochopit, co firma potřebuje a jaké jsou hrozby.</text:p>
      <text:p text:style-name="Standard"/>
      <text:p text:style-name="Standard">Doporučení tedy znějí: stavějte věci od začátku správně, aby byly od základu tvořeny bezpečně. Dejte si čas a udělejte to hned dobře. Důležité je věnovat se dostatečně zodpovědnosti za jednotlivé součásti. Útočníkům stačí najít jednu slabinu, vy musíte odhalit všechny.</text:p>
      <text:p text:style-name="Standard"/>
      <text:p text:style-name="Standard">Alena Minxová: Kybernetická (ne)bezpečnost v praxi</text:p>
      <text:p text:style-name="Standard">Počet trestných činů roste a miliardové škody následují. Je to úspěšný byznysový model, řada firem zaplatí za dešifrování svých dat. Existují platformy pro hodnocení útočníků, kde chtějí mít jednotliví aktéři vysoké skóre, aby jim další oběti zaplatily.</text:p>
      <text:p text:style-name="Standard"/>
      <text:p text:style-name="Standard">Nejčastějšími oběťmi jsou poddimenzované systémy státu, malé obce, příspěvkové organizace a nefunkční středně velké korporace. Důsledky jsou často likvidační: majetkové, obchodní, reputační. Stále stoupá také počet nahlášených vážných incidentů. Útoky jsou čím dál sofistikovanější a mnoho organizací je ignoruje.</text:p>
      <text:p text:style-name="Standard"/>
      <text:p text:style-name="Standard">Připravuje se nový mechanismus NIS2, který zpřísní pravidla pro vybrané regulované subjekty v ČR. Dnes se tahle regulace týká asi tří stovek subjektů, NIS2 se dotkne šesti tisíc dalších. Třeba včetně vodovodů a kanalizací. Podrobnosti lze nalézt na nis2.nukib.cz.</text:p>
      <text:p text:style-name="Standard"/>
      <text:p text:style-name="Standard">Nejslabším článkem kybernetické bezpečnosti je nepoučený uživatel. Můžete se snažit, jak chcete a uživatel pak na něco klikne a způsobí průšvih. Asi 95 % bezpečnostních incidentů je způsobeno uživateli. Ředitel pak ale přijde a obviní z problému IT oddělení.</text:p>
      <text:p text:style-name="Standard"/>
      <text:p text:style-name="Standard">Kybernetická bezpečnost je jeden velký pevný řetěz okolo organizace. Každý řetěz je tak silný, jako jeho nejslabší článek. Musíte si to uvědomit a předat informace koncovým uživatelům. Uživatelé například nevědí nic o fyzické bezpečnosti a nevěnují se jí: nechávají monitory otočené k oknu, nezamykají počítače, nechá v kanceláři sedět cizí lidi a podobně.</text:p>
      <text:p text:style-name="Standard"><text:soft-page-break/></text:p>
      <text:p text:style-name="Standard">Uživatelé neznají základní pravidla bezpečného chování, stahují neznámé aplikace, odsouhlasí jim přístupy ke všemu a podobně. Aby je počítač přestal obtěžovat, povolí všechno, na co se jich ptá. Uživatelé se obvykle vymlouvají na to, že nemají čas. Obvykle jim stačí, že si udělají online rychlokurz bezpečnosti, dostanou certifikát a dál to neřeší.</text:p>
      <text:p text:style-name="Standard"/>
      <text:p text:style-name="Standard">NÚKIB nedoporučuje v organizacích ke komunikaci používat WhatsApp, přesto jej uživatelé používají a posílají si přes něj citlivé dokumenty. Uživatele zajímá hlavně to, zda jsou v aplikaci barevné ikonky a zda je zadarmo. NÚKIB zveřejnil analýzu bezpečnosti komunikačních aplikací.</text:p>
      <text:p text:style-name="Standard"/>
      <text:p text:style-name="Standard">Nejslabším článkem kybernetické bezpečnosti je nepoučený uživatel. Pokud ho vy poučíte a ukážete mu základní bezpečnostní hrozby, už to není nepoučený uživatel, ale může to být jen nezodpovědný uživatel.</text:p>
      <text:p text:style-name="Standard"/>
      <text:p text:style-name="P2">Lukáš Macura: Pohled do systémů pomocí Foresight Cyber Platform</text:p>
      <text:p text:style-name="Standard">Foresight Cyber se snaží firmám pomáhat objevovat bezpečnostní problémy a předcházet kybernetickým útokům. Používáme k tomu řadu komerčních nástrojů i vlastní platformu Foresight Cyber Platform. Ta je schopná importovat spoustu různých informací o celé síti.</text:p>
      <text:p text:style-name="Standard"/>
      <text:p text:style-name="Standard">Je možné použít řadu externích nástrojů, které poskytují mnoho dat o hardware. Je možné například provádět skeny pomocí Nmap, zjišťovat informace pomocí Qualys, importovat data z některé CMDB, sledovat údaje z monitoringu Zabbix a podobně.</text:p>
      <text:p text:style-name="Standard"/>
      <text:p text:style-name="Standard">Kromě přehledu o hardware, je potřeba mít také informace o software, ale také například o uživatelských účtech. Je možné to zjistit pomocí Qualys, vytáhnout to z Ansible, CMDB nebo použít například LDAP. Není ale důležité jen znát všechny účty, ale musíte zároveň vědět, kdo je vlastní. Naše platforma umí tyhle informace korelovat.</text:p>
      <text:p text:style-name="Standard"/>
      <text:p text:style-name="Standard">Neustále je potřeba mít také přehled o bezpečnostních hrozbách. Naše platforma umí tahle data stáhnout, projít a rozhodnout o prioritách. Víme totiž, jak je důležitý daný systém a rozhodnout o důležitosti záplaty. Bezpečnostních hrozeb je velká spousta a je potřeba rozhodnout, které jsou pro konkrétní síť relevantní.</text:p>
      <text:p text:style-name="Standard"/>
      <text:p text:style-name="Standard">Základem celého systému je grafová databáze, nad kterou je možné dělat jednotlivé analýzy. Všechny prvky v síti by měly být někde dokumentované a měli byste o nich vědět. Zjistím tak nekonzistence ve vlastních procesech, protože pokud třeba daný účet neznám, je něco špatně. Samotné nasazení podobného nástroje není řešením všech problémů, ale pomůže odhalit kostlivce ve skříni.</text:p>
      <text:p text:style-name="Standard"/>
      <text:p text:style-name="Standard">Platforma obsahuje data, nad kterými je pak možné provádět konkrétní diagnostiku. Můžete pokládat dotazy typu: jaký dopad bude mít odchod tohoto uživatele? Nebo jaké systémy budou postiženy, když tento správce nebude záplatovat chyby? Je možné vytvářet vlastní pohledy na data, modelovat různé události a počítat dopad jednotlivých událostí.</text:p>
      <text:p text:style-name="Standard"/>
      <text:p text:style-name="Standard">Nástroj je možné stáhnout a nainstalovat, pokud ho nebudete monetizovat. Původně byla určena pro naše interní účely, ale pak jsme se ji rozhodli otevřít.</text:p>
      <text:p text:style-name="Standard"/>
      <text:p text:style-name="P2">Přemysl Soldán: Poznatky vývoje v oblasti kybernetické bezpečnosti</text:p>
      <text:p text:style-name="Standard">Počet kybernetických útoků v Evropě letos dramaticky vzrostl, což ještě zdůraznilo potřebu potřebu organizací zabývat se bezpečnostními strategiemi. V důsledku války na Ukrajině došlo k zintenzivnění kybernetických útoků, což jsme očekávali.</text:p>
      <text:p text:style-name="Standard"/>
      <text:p text:style-name="Standard"><text:soft-page-break/>Největším problémem kybernetické bezpečnosti zůstávají uživatelé, kteří jsou schopni obejít všechna zařízení a udělat neuvěřitelné věci. Setkáváme se s tím pravidelně a nevíme, co s tím. Online školení nepomáhá, osobní školení nepomáhá, vysvětlování nepomáhá.</text:p>
      <text:p text:style-name="Standard"/>
      <text:p text:style-name="Standard">CISA má několik obecných doporučení bezpečného chování. V první řadě je potřeba neustále kontrolovat celé prostředí a hlídat vyřešení všech potenciálních problémů. Zároveň je potřeba co nejdříve problém objevit a reagovat na něj. Při velkém DDoS útoku je například nejlepší prostě fyzicky odpojit kabel.</text:p>
      <text:p text:style-name="Standard"/>
      <text:p text:style-name="P2">Linux tip</text:p>
      <text:p text:style-name="Standard">Mezi další rady patří: vylepšit monitoring, zavést multifaktorovou autentizaci, zavést segmentaci sítě, aplikovat princip minimálních oprávnění, nasazovat aktualizace, důsledně zálohovat, vytvořit nouzové plány, rozumět rizikům v celém dodavatelském řetězci a starat se o účty a autentizaci.</text:p>
      <text:p text:style-name="Standard"/>
      <text:p text:style-name="Standard">Pro kyberbezpečnost je zásadní pravidelnost, nestačí jen nasadit nějaký nástroj a pak na něj zapomenout. Když nasadím nějaký analyzátor, musím se mu pak už věnovat pořád. Totéž platí o školeních uživatelů, sledování bezpečnostních incidentů a průběžných auditech. K tomu všemu potřebujete lidi, kteří zase stojí balík peněz.</text:p>
      <text:p text:style-name="Standard"/>
      <text:p text:style-name="Standard"/>
      <text:p text:style-name="P5">Postřehy z bezpečnosti: pentesteři pozor na nebezpečné PoC</text:p>
      <text:p text:style-name="Standard">V nejnovějším dílu Postřehů se podíváme na rizika spojená s používáním PoC z GitHubu, zjistíme, co se stane, když spojíme WiFi a drony, podíváme se na další škodlivý balíček v PyPI a na řadu dalších zajímavostí.</text:p>
      <text:p text:style-name="Standard"/>
      <text:p text:style-name="Standard"/>
      <text:p text:style-name="P2">Škodlivé PoC</text:p>
      <text:p text:style-name="Standard">Výzkumníci Leidenské univerzity zveřejnili článek, kde popisují, jak může být nebezpečné bez rozmyslu používat proof of koncepty [PDF] zveřejněných CVE. Analyzovali 47313 PoC dostupných na GitHubu a zjistili, že 4893 (každý desátý) obsahuje kód, který například instaluje malware na počítač, kde je spuštěn, nebo otevírá zadní vrátka pomocí nástroje CobaltStrike.</text:p>
      <text:p text:style-name="Standard"/>
      <text:p text:style-name="Standard">Našli také koncepty, které provedou s počítačem nějaký nevinný žert. Spuštění takového programu svědčí o tom, že se uživatel před jeho spuštěním do zdrojového kódu ani nepodíval. Článek je tak mimo jiné varováním pro penetrační testery a bezpečnostní specialisty, kteří mohou tímto způsobem zavléct do své sítě, nebo do sítě zákazníka škodlivý kód a způsobit tak její napadení.</text:p>
      <text:p text:style-name="Standard"/>
      <text:p text:style-name="P2">Koukáme se skulinou Wi-Peep</text:p>
      <text:p text:style-name="Standard">Když dáte dohromady dva nápady, které tu už jsou, vznikne nápad třetí. To se povedlo výzkumníkům na Ontarijské univerzitě, kdy k levnému dronu přimontovali vysílač, který se snaží zjistit přesnou fyzickou pozici Wi-Fi zařízení v objektu. Může to znít nevinně, ale vzhledem k množství chytrých zařízení z toho plynou poměrně děsivé důsledky: zařízení částečně vidí skrz zdi.</text:p>
      <text:p text:style-name="Standard"/>
      <text:p text:style-name="Standard">Vzhledem k povaze protokolu IEEE 802.11 se chytrá zařízení chovají „slušně“ a odpovídají na pokusy o připojení. Mazanou manipulací s daty pak lze zjistit fyzickou vzdálenost od vysílače a létající dron postupně zaměří polohu. Zloděj si nejdřív počká, až se mu nahlásí všechny bezpečnostní kamery a pak čeká, až všichni lidé s chytrými hodinkami a mobily půjdou do patra spát. V přízemí zůstává opuštěná televize a notebook…</text:p>
      <text:p text:style-name="Standard"/>
      <text:p text:style-name="Standard">Výzkumníci Abedi a Vasisht hypotetickou situaci nedávno popsali na konferenci MobiCom a vyjádřili přání, aby protokoly další generace myslely i na tento aspekt bezpečnosti.</text:p>
      <text:p text:style-name="Standard"/>
      <text:p text:style-name="P2"><text:soft-page-break/>PyPI: škodlivý kód v obrázku</text:p>
      <text:p text:style-name="Standard">Po nedávném odhalení desítek škodlivých balíčků v PyPI zde máme další. Jmenuje se apicolor a pro doručení škodlivého kódu používá obfuskovaný pythoní kód ukrytý v obrázku. Díky závislosti na dalším balíčku judyb tak při instalaci dojde k získání a spuštění škodlivého kódu z nenápadně pojmenovaného obrázku 8F4D2uF.png hostovaného na serveru Imgur. Balíček je v současnosti již z PyPI odstraněn, ale opět poukazuje na vzrůstající trend, kdy se útočníci snaží využít open source ekosystémů k šíření škodlivého kódu.</text:p>
      <text:p text:style-name="Standard"/>
      <text:p text:style-name="P2">Software Restriction Policies už v nových Windows 11 22H2 zřejmě nefungují</text:p>
      <text:p text:style-name="Standard">SRP, letitá (od 2003/XP) funkcionalita Microsoft Windows pro application whitelisting, zřejmě v nejnovější verzi Windows 11 přestala fungovat. Microsoft tuto funkcionalitu zavrhnul přibližně před pěti lety, ale protože přechod na doporučované technologie WDAC a AppLocker (mimochodem, AppLocker se také už dále nevyvíjí) není bezbolestný, je možné, že bude na mnoha místech stále k nalezení.</text:p>
      <text:p text:style-name="Standard"/>
      <text:p text:style-name="P2">Únik dat z nepojištěné pojišťovny</text:p>
      <text:p text:style-name="Standard">Byly zveřejněny zdravotní údaje o 10 milionech současných a bývalých zákazníků australské pojišťovací společnosti Medibank. Stalo se tak minulý měsíc, 24 hodin po výhrůžce útočníků, kteří po společnosti chtěli výkupné. Společnost odmítla zaplatit. Neměla totiž dostatečné záruky, že ke zveřejnění v případě zaplacení nedojde.</text:p>
      <text:p text:style-name="Standard"/>
      <text:p text:style-name="Standard">Útočníci v systémech pojišťovny strávili celý měsíc a zákazníky rozdělili do dvou seznamů na hodné a zlobivé. V seznamu zlobivých se pak vyskytovali lidé léčící se ze závislosti, či poruchami příjmu potravy. Paradoxní je, že pojišťovna pro tyto případy není pojištěná.</text:p>
      <text:p text:style-name="Standard"/>
      <text:p text:style-name="P2">Kybernetické incidenty pohledem NÚKIB – říjen 2022</text:p>
      <text:p text:style-name="Standard">Národní úřad pro kybernetickou bezpečnost vydal přehled Kybernetických incidentů za říjen 2022. Počet kybernetických útoků se v říjnu dostal vysoko nad průměr a jde o dosud nejvyšší hodnoty od letošního dubna. Velký podíl na tom mají DDoS útoky, jejichž počet dosahuje téměř souhrnných hodnot od začátku letošního roku.</text:p>
      <text:p text:style-name="Standard"/>
      <text:p text:style-name="P2">skolení ELK</text:p>
      <text:p text:style-name="Standard">Největší výkupné za ransomware platí továrny</text:p>
      <text:p text:style-name="Standard">Sophos zveřejnil novou sektorovou studii „The State of Ransomware in Manufacturing and Production“, podle které bylo ve výrobním odvětví zaplaceno nejvyšší průměrné výkupné napříč všemi sektory, a to 2 036 189 dolarů oproti 812 360 dolarům. Kromě toho 66 % dotázaných výrobních a zpracovatelských podniků uvedlo, že kybernetické útoky jsou stále sofistikovanější a 61 % podniků zaznamenalo nárůst množství kyberútoků ve srovnání s předchozím rokem. Nárůst složitosti a objemu útoků je zde rovněž o 7 %, resp. 4 % vyšší než průměr napříč odvětvími.</text:p>
      <text:p text:style-name="Standard"/>
      <text:p text:style-name="P5">Spouštíme MastodonCzech.cz. Chcete vyzkoušet decentralizovanou obdobu Twitteru?</text:p>
      <text:p text:style-name="Standard">Kdy, když ne teď? A kdo, když ne my? Pojďte s námi objevovat kouzlo decentralizované open-source mikroblogovací služby Mastodon.</text:p>
      <text:p text:style-name="Standard"/>
      <text:p text:style-name="Standard">Kdykoli nějaká velká online služba prochází velkým přerodem, začne část uživatelů zvažovat alternativy. Aktuálně to sledujeme v dramatu kolem změn, které na Twitter přinesl nový majitel, miliardář a spoluzakladatel elektromobilní Tesly Elon Musk.</text:p>
      <text:p text:style-name="Standard"/>
      <text:p text:style-name="Standard">Jak to s Twitterem dopadne, zatím není jasné. Můžeme každopádně sledovat v přímém přenosu, co se ve firmě děje, jak se Muskův styl řízení střetává s realitou a jaké jsou základní principy fungování sociální sítě založené na komerčním základě. Potíže přitom nemá jen Twitter, s krizí identity se potýká také Facebook a celé impérium Marka Zuckerberga.</text:p>
      <text:p text:style-name="P2"><text:soft-page-break/>Zaregistrujte se na MastodonCzech.cz</text:p>
      <text:p text:style-name="Standard">Vedle masových sociálních gigantů přitom existuje zajímavý svět decentralizovaných aplikací, které pro určitou, zatím malou, skupinu lidí představují kýžený únik ze světa algoritmicky řízených feedů a timeline, všudypřítomné reklamy a sledování jejich pohybu po internetu.</text:p>
      <text:p text:style-name="Standard"/>
      <text:p text:style-name="Standard">Díky dění v Twitteru tak už i do masových médií proniklo jméno Mastodon. Jde o decentralizovanou mikroblogovací službu, kterou v roce 2016 založil německý vývojář Eugen Rochko. Na první pohled vypadá a používá se podobně jako Twitter – jen místo tweetů uživatelé publikují tooty a když nasdílíte něčí post, neříká se tomu retweet, ale boost.</text:p>
      <text:p text:style-name="Standard"/>
      <text:p text:style-name="Standard">Po kapotou se ale Mastodon od Twitteru liší velmi podstatně. Zatímco Muskova síť je provozovaná centrálně, Mastodon je volným společenstvím několika tisíc samostatných serverů, které spojuje společný software a protokol. Svůj uzel (server, instanci) si může založit kdokoli, kdo zvládne nainstalovat zdarma dostupný open-source software na svůj server a je ochotný platit související náklady na hosting. Je to, jako by si kdokoli mohl provozovat vlastní „malý Twitter“ a připojit ho do sítě obdobně provozovaných „miniTwitterů“ po celém světě.</text:p>
      <text:p text:style-name="Standard"/>
      <text:p text:style-name="Standard">Na těchto jednotlivých serverech se pak mohou registrovat jednotliví uživatelé. Uzel, na kterém si zřídí účet, je pak jejich domovem. Mohou tak vznikat komunity, které jsou zaměřené na určité téma, zájem či geografickou oblast. Uživatelé zároveň mohou sledovat také lidi z jiných serverů a sestavit si vlastní timeline podle libosti. Pořadí zobrazených příspěvků přitom neřadí algoritmus, ale jen čas, kdy byly publikovány.</text:p>
      <text:p text:style-name="Standard"/>
      <text:p text:style-name="Standard">Po Muskově převzetí Twitteru začaly s Mastodonem experimentovat stovky tisíc nových uživatelů. Celá síť teď má přes 6 milionu účtů, přibližně milion aktivních uživatelů a některé nejpopulárnější servery musí kvůli velkému zájmu nováčků posilovat infrastrukturu. Pro českou komunitu vznikly uzly cztwitter.cz s aktuálně asi 260 uživateli a witter.cz, který má momentálně asi dvě stovky registrovaných účtů a který provozuje sdružení Nolog.cz.</text:p>
      <text:p text:style-name="Standard"/>
      <text:p text:style-name="Standard">Lupa vždy experimentovala s novými technologiemi a službami. Přidáváme proto dnes další uzel zaměřený na české uživatele. Najdete ho na adrese MastodonCzech.cz a provozuje ho firma Internet Info, která je vydavatelem Lupy a dalších technických serverů Root.cz, Cnews.cz, ComputerWorld.cz, PCWorld.cz a dalších.</text:p>
      <text:p text:style-name="Standard"/>
      <text:p text:style-name="P2">MM socky3</text:p>
      <text:p text:style-name="Standard">Nemáme ambici porazit Twitter nebo na velké sociální sítě zcela zanevřít. Myšlenka decentralizované sítě, kde si svůj server můžeme spravovat sami, diskutovat tu s našimi čtenáři a sdílet náš obsah podle vlastních pravidel, nám ale přijde vrcholně zajímavá. Budeme rádi, když s námi Mastodon vyzkoušíte a uvidíme, kam nás tento experiment dovede.</text:p>
      <text:p text:style-name="Standard"/>
      <text:p text:style-name="Standard">V následujících týdnech budeme na Lupě vydávat další texty o Mastodonu a dalších nástrojích tzv. Fediversa, které nabízejí decentralizovanou obdobu velkých komerčních služe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svg:font-family="Roboto, Arial, Helvetica,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1-16T09:26:41.870000000</meta:creation-date>
    <dc:date>2022-11-16T09:45:42.443000000</dc:date>
    <meta:editing-duration>PT8M50S</meta:editing-duration>
    <meta:editing-cycles>2</meta:editing-cycles>
    <meta:generator>LibreOffice/6.2.7.1$Windows_X86_64 LibreOffice_project/23edc44b61b830b7d749943e020e96f5a7df63bf</meta:generator>
    <meta:document-statistic meta:table-count="0" meta:image-count="0" meta:object-count="0" meta:page-count="8" meta:paragraph-count="109" meta:word-count="3656" meta:character-count="25100" meta:non-whitespace-character-count="21551"/>
  </office:meta>
</office:document-meta>
</file>